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1354in" table:align="left"/>
    </style:style>
    <style:style style:name="Table1.A" style:family="table-column">
      <style:table-column-properties style:column-width="3.7097in"/>
    </style:style>
    <style:style style:name="Table1.B" style:family="table-column">
      <style:table-column-properties style:column-width="1.6965in"/>
    </style:style>
    <style:style style:name="Table1.C" style:family="table-column">
      <style:table-column-properties style:column-width="1.7278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C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Text_20_body" style:list-style-name="L1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ep 2-Compare the Runs</text:h>
      <text:section text:style-name="Sect1" text:name="TabbedPanels1">
        <text:p text:style-name="Text_20_body">Run the code and search for the first, middle, and last items. Based on your observations, construct the following table in a file and save it to show your lab instructor: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Table_20_Heading"> </text:p>
            </table:table-cell>
            <table:table-cell table:style-name="Table1.A1" office:value-type="string">
              <text:p text:style-name="Table_20_Heading">Sequential</text:p>
            </table:table-cell>
            <table:table-cell table:style-name="Table1.C1" office:value-type="string">
              <text:p text:style-name="Table_20_Heading">Binary</text:p>
            </table:table-cell>
          </table:table-row>
          <table:table-row>
            <table:table-cell table:style-name="Table1.A2" office:value-type="string">
              <text:p text:style-name="Table_20_Heading">Is the data sorted?</text:p>
            </table:table-cell>
            <table:table-cell table:style-name="Table1.A2" office:value-type="string">
              <text:p text:style-name="Table_20_Contents">yes/no</text:p>
            </table:table-cell>
            <table:table-cell table:style-name="Table1.C2" office:value-type="string">
              <text:p text:style-name="Table_20_Contents">yes/no</text:p>
            </table:table-cell>
          </table:table-row>
          <table:table-row>
            <table:table-cell table:style-name="Table1.A2" office:value-type="string">
              <text:p text:style-name="Table_20_Heading">How many loops are made to find the first item (index 0)?</text:p>
            </table:table-cell>
            <table:table-cell table:style-name="Table1.A2" office:value-type="string">
              <text:p text:style-name="Table_20_Contents"> 1</text:p>
            </table:table-cell>
            <table:table-cell table:style-name="Table1.C2" office:value-type="string">
              <text:p text:style-name="Table_20_Contents"> 6</text:p>
            </table:table-cell>
          </table:table-row>
          <table:table-row>
            <table:table-cell table:style-name="Table1.A2" office:value-type="string">
              <text:p text:style-name="Table_20_Heading">How many loops are made to find the middle item (index 49)?</text:p>
            </table:table-cell>
            <table:table-cell table:style-name="Table1.A2" office:value-type="string">
              <text:p text:style-name="Table_20_Contents"> 50</text:p>
            </table:table-cell>
            <table:table-cell table:style-name="Table1.C2" office:value-type="string">
              <text:p text:style-name="Table_20_Contents"> 1</text:p>
            </table:table-cell>
          </table:table-row>
          <table:table-row>
            <table:table-cell table:style-name="Table1.A2" office:value-type="string">
              <text:p text:style-name="Table_20_Heading">How many loops are made to find the last item (index 99)?</text:p>
            </table:table-cell>
            <table:table-cell table:style-name="Table1.A2" office:value-type="string">
              <text:p text:style-name="Table_20_Contents"> 100</text:p>
            </table:table-cell>
            <table:table-cell table:style-name="Table1.C2" office:value-type="string">
              <text:p text:style-name="Table_20_Contents"> 7</text:p>
            </table:table-cell>
          </table:table-row>
        </table:table>
        <text:h text:style-name="Heading_20_3" text:outline-level="3">Step 3-Challenge Questions</text:h>
        <text:p text:style-name="Text_20_body">Save these questions and your answers to the same file as above.</text:p>
        <text:p text:style-name="Text_20_body">Suppose your array contained 1,000,000 elements:</text:p>
        <text:list xml:id="list9033127270891158118" text:style-name="L1">
          <text:list-item>
            <text:p text:style-name="P1">For a Sequential Search, how many times would the program loop to find the last value in the array? 1000000</text:p>
          </text:list-item>
          <text:list-item>
            <text:p text:style-name="P1">For a Binary Search, how many times would the program loop to find the last value? 20</text:p>
          </text:list-item>
          <text:list-item>
            <text:p text:style-name="P1">In this case, which do you think will be faster? Binary search</text:p>
          </text:list-item>
        </text:list>
      </text:section>
      <text:h text:style-name="Heading_20_1" text:outline-level="1"> 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AR PL UMing HK" style:font-size-asian="24pt" style:font-weight-asian="bold" style:font-name-complex="Lohit Devanagari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diebere Okpala</meta:initial-creator>
    <meta:creation-date>2015-01-22T16:05:35</meta:creation-date>
    <dc:date>2015-01-22T16:47:28</dc:date>
    <dc:creator>Chidiebere Okpala</dc:creator>
    <meta:editing-duration>PT11M33S</meta:editing-duration>
    <meta:editing-cycles>1</meta:editing-cycles>
    <meta:document-statistic meta:table-count="1" meta:image-count="0" meta:object-count="0" meta:page-count="1" meta:paragraph-count="24" meta:word-count="158" meta:character-count="829" meta:non-whitespace-character-count="688"/>
    <meta:generator>LibreOffice/4.0.4.2$Linux_X86_64 LibreOffice_project/400m0$Build-2</meta:generator>
  </office:meta>
</office:document-meta>
</file>